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 fo:font-size="9pt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text-properties fo:font-size="9pt"/>
    </style:style>
    <style:style style:name="T1" style:family="text">
      <style:text-properties fo:color="#ff0000" fo:font-size="9pt"/>
    </style:style>
    <style:style style:name="T2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4.07cm" svg:y1="7.1cm" svg:x2="4.07cm" svg:y2="0.266cm">
            <text:p text:style-name="P2"/>
          </draw:line>
          <draw:frame draw:style-name="gr2" draw:text-style-name="P3" draw:layer="layout" svg:width="2.534cm" svg:height="0.747cm" svg:x="1.4cm" svg:y="2.822cm">
            <draw:text-box>
              <text:p text:style-name="P2"><text:span text:style-name="T1">coefoz_v2_3.nc:</text:span></text:p>
              <text:p text:style-name="P2"><text:span text:style-name="T1">plev</text:span></text:p>
            </draw:text-box>
          </draw:frame>
          <draw:frame draw:style-name="gr3" draw:text-style-name="P4" draw:layer="layout" svg:width="1.348cm" svg:height="0.374cm" svg:x="3.389cm" svg:y="7.226cm">
            <draw:text-box>
              <text:p text:style-name="P2"><text:span text:style-name="T2">pression</text:span></text:p>
            </draw:text-box>
          </draw:frame>
          <draw:line draw:style-name="gr4" draw:text-style-name="P1" draw:layer="layout" svg:x1="3.77cm" svg:y1="3.266cm" svg:x2="4.27cm" svg:y2="3.266cm">
            <text:p text:style-name="P2"/>
          </draw:line>
          <draw:line draw:style-name="gr4" draw:text-style-name="P1" draw:layer="layout" svg:x1="3.77cm" svg:y1="1.866cm" svg:x2="4.27cm" svg:y2="1.866cm">
            <text:p text:style-name="P2"/>
          </draw:line>
          <draw:line draw:style-name="gr4" draw:text-style-name="P1" draw:layer="layout" svg:x1="3.77cm" svg:y1="5.966cm" svg:x2="4.27cm" svg:y2="5.966cm">
            <text:p text:style-name="P2"/>
          </draw:line>
          <draw:line draw:style-name="gr4" draw:text-style-name="P1" draw:layer="layout" svg:x1="3.77cm" svg:y1="0.866cm" svg:x2="4.27cm" svg:y2="0.866cm">
            <text:p text:style-name="P2"/>
          </draw:line>
          <draw:line draw:style-name="gr1" draw:text-style-name="P1" draw:layer="layout" svg:x1="7.07cm" svg:y1="7.1cm" svg:x2="7.07cm" svg:y2="0.266cm">
            <text:p text:style-name="P2"/>
          </draw:line>
          <draw:frame draw:style-name="gr3" draw:text-style-name="P3" draw:layer="layout" svg:width="1.492cm" svg:height="0.374cm" svg:x="7.51cm" svg:y="5.986cm">
            <draw:text-box>
              <text:p text:style-name="P2"><text:span text:style-name="T1">pls(i, j, 1)</text:span></text:p>
            </draw:text-box>
          </draw:frame>
          <draw:line draw:style-name="gr4" draw:text-style-name="P1" draw:layer="layout" svg:x1="6.87cm" svg:y1="1.166cm" svg:x2="7.37cm" svg:y2="1.166cm">
            <text:p text:style-name="P2"/>
          </draw:line>
          <draw:frame draw:style-name="gr3" draw:text-style-name="P3" draw:layer="layout" svg:width="2.246cm" svg:height="0.374cm" svg:x="7.51cm" svg:y="0.986cm">
            <draw:text-box>
              <text:p text:style-name="P2"><text:span text:style-name="T1">pls(i, j, llm)&gt;0</text:span></text:p>
            </draw:text-box>
          </draw:frame>
          <draw:line draw:style-name="gr4" draw:text-style-name="P1" draw:layer="layout" svg:x1="6.87cm" svg:y1="6.266cm" svg:x2="7.37cm" svg:y2="6.266cm">
            <text:p text:style-name="P2"/>
          </draw:line>
          <draw:line draw:style-name="gr4" draw:text-style-name="P1" draw:layer="layout" svg:x1="6.87cm" svg:y1="3.966cm" svg:x2="7.37cm" svg:y2="3.966cm">
            <text:p text:style-name="P2"/>
          </draw:line>
          <draw:frame draw:style-name="gr3" draw:text-style-name="P3" draw:layer="layout" svg:width="0.459cm" svg:height="0.374cm" svg:x="7.55cm" svg:y="3.766cm">
            <draw:text-box>
              <text:p text:style-name="P2"><text:span text:style-name="T1">pls</text:span></text:p>
            </draw:text-box>
          </draw:frame>
          <draw:frame draw:style-name="gr2" draw:text-style-name="P3" draw:layer="layout" svg:width="3.727cm" svg:height="0.747cm" svg:x="0.1cm" svg:y="5.622cm">
            <draw:text-box>
              <text:p text:style-name="P2"><text:span text:style-name="T1">coefoz_v2_3.nc:</text:span></text:p>
              <text:p text:style-name="P2"><text:span text:style-name="T1">plev(n_plev)=99500 Pa</text:span></text:p>
            </draw:text-box>
          </draw:frame>
          <draw:frame draw:style-name="gr2" draw:text-style-name="P3" draw:layer="layout" svg:width="2.589cm" svg:height="0.747cm" svg:x="1.1cm" svg:y="1.422cm">
            <draw:text-box>
              <text:p text:style-name="P2"><text:span text:style-name="T1">coefoz_v2_3.nc:</text:span></text:p>
              <text:p text:style-name="P2"><text:span text:style-name="T1">plev(1)=2,59 Pa</text:span></text:p>
            </draw:text-box>
          </draw:frame>
          <draw:frame draw:style-name="gr3" draw:text-style-name="P4" draw:layer="layout" svg:width="1.348cm" svg:height="0.374cm" svg:x="6.389cm" svg:y="7.226cm">
            <draw:text-box>
              <text:p text:style-name="P2"><text:span text:style-name="T2">pression</text:span></text:p>
            </draw:text-box>
          </draw:frame>
          <draw:frame draw:style-name="gr3" draw:text-style-name="P3" draw:layer="layout" svg:width="0.205cm" svg:height="0.374cm" svg:x="3.51cm" svg:y="0.686cm">
            <draw:text-box>
              <text:p text:style-name="P2"><text:span text:style-name="T1">0</text:span></text:p>
            </draw:text-box>
          </draw:frame>
          <draw:frame draw:style-name="gr3" draw:text-style-name="P5" draw:layer="layout" svg:width="2.529cm" svg:height="0.374cm" svg:x="0.837cm" svg:y="6.72cm">
            <draw:text-box>
              <text:p text:style-name="P2"><text:span text:style-name="T2">maillage source</text:span></text:p>
            </draw:text-box>
          </draw:frame>
          <draw:frame draw:style-name="gr3" draw:text-style-name="P5" draw:layer="layout" svg:width="2.216cm" svg:height="0.374cm" svg:x="7.537cm" svg:y="6.72cm">
            <draw:text-box>
              <text:p text:style-name="P2"><text:span text:style-name="T2">maillage ci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9T13:12:03</meta:creation-date>
    <dc:date>2007-10-30T14:25:55</dc:date>
    <dc:language>fr-FR</dc:language>
    <meta:editing-cycles>26</meta:editing-cycles>
    <meta:editing-duration>PT1H40M4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